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DejaVu Sans" svg:font-family="'DejaVu Sans'" style:font-family-generic="system" style:font-pitch="variable"/>
    <style:font-face style:name="East Syriac Adiabene" svg:font-family="'East Syriac Adiabene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style:contextual-spacing="false" fo:break-before="page"/>
      <style:text-properties style:font-name="East Syriac Adiabene" fo:font-weight="bold" officeooo:rsid="00190df0" officeooo:paragraph-rsid="00190df0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/>
      <style:text-properties fo:font-weight="bold" officeooo:rsid="00190df0" officeooo:paragraph-rsid="00190df0" style:font-weight-asian="bold" style:font-weight-complex="bold"/>
    </style:style>
    <style:style style:name="P3" style:family="paragraph" style:parent-style-name="Standard">
      <style:paragraph-properties fo:margin-top="0cm" fo:margin-bottom="0cm" style:contextual-spacing="false"/>
      <style:text-properties style:font-name="East Syriac Adiabene" fo:font-weight="bold" officeooo:rsid="00190df0" officeooo:paragraph-rsid="00190df0" style:font-weight-asian="bold" style:font-weight-complex="bold"/>
    </style:style>
    <style:style style:name="P4" style:family="paragraph" style:parent-style-name="Standard">
      <style:paragraph-properties fo:margin-top="0cm" fo:margin-bottom="0cm" style:contextual-spacing="false"/>
      <style:text-properties style:font-name="East Syriac Adiabene" fo:font-size="14pt" fo:font-weight="normal" officeooo:rsid="00190df0" officeooo:paragraph-rsid="00190df0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East Syriac Adiabene" fo:font-size="14pt" fo:font-weight="normal" officeooo:rsid="00190df0" officeooo:paragraph-rsid="00190df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East Syriac Adiabene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East Syriac Adiabene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cm" fo:margin-bottom="0cm" style:contextual-spacing="false"/>
      <style:text-properties officeooo:paragraph-rsid="00190df0"/>
    </style:style>
    <style:style style:name="P9" style:family="paragraph" style:parent-style-name="Standard">
      <style:text-properties officeooo:paragraph-rsid="00190df0"/>
    </style:style>
    <style:style style:name="P10" style:family="paragraph" style:parent-style-name="Standard">
      <style:paragraph-properties fo:margin-top="0cm" fo:margin-bottom="0cm" style:contextual-spacing="false"/>
      <style:text-properties officeooo:paragraph-rsid="0019c9af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19c9af" style:font-weight-asian="bold" style:font-weight-complex="bold"/>
    </style:style>
    <style:style style:name="T4" style:family="text">
      <style:text-properties style:font-name="East Syriac Adiabene" fo:font-size="14pt" fo:language="en" fo:country="US" fo:font-weight="normal" officeooo:rsid="00190df0" style:font-size-asian="14pt" style:font-weight-asian="normal" style:font-size-complex="14pt" style:font-weight-complex="normal"/>
    </style:style>
    <style:style style:name="T5" style:family="text">
      <style:text-properties style:font-name="East Syriac Adiabene" fo:font-size="14pt" fo:language="en" fo:country="US" fo:font-weight="bold" officeooo:rsid="00190df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bookmark-start text:name="__RefHeading___Toc724_82566262"/><text:span text:style-name="T1">&gt; </text:span><text:bookmark-start text:name="_Toc1474608998"/><text:bookmark-start text:name="_Toc2061455799"/><text:span text:style-name="T1">A</text:span><text:bookmark-end text:name="_Toc1474608998"/><text:bookmark-end text:name="_Toc2061455799"/><text:span text:style-name="T1">nálise CNPJ-Alfanumérico Operações</text:span><text:bookmark-end text:name="__RefHeading___Toc724_82566262"/></text:h>
      <text:p text:style-name="P3" loext:marker-style-name="T1"><text:span text:style-name="T1"/></text:p>
      <text:p text:style-name="P4" loext:marker-style-name="T1"><text:span text:style-name="T2"># Consultar Pix Agendamento Cobrança</text:span></text:p>
      <text:p text:style-name="P4" loext:marker-style-name="T1"><text:span text:style-name="T2"/></text:p>
      <text:p text:style-name="P7"><text:span text:style-name="T1">Responsável pela consulta das informações referente aos agendamentos dos Agendamentos do PIX, recebidos do sistema AGE. A partir dessas informações, serão tomadas decisões para a gestão da Conta PI, controle do Fluxo de Caixa e projeção da liquidez pelos gestores do Caixa do BB.</text:span></text:p>
      <text:p text:style-name="P6"><text:span text:style-name="T1"/></text:p>
      <text:p text:style-name="P9"><text:span text:style-name="T4">Atributos na Página:</text:span></text:p>
      <text:p text:style-name="P9"><text:span text:style-name="T5">numeroCpfCnpjCreditado</text:span></text:p>
      <text:p text:style-name="P9"><text:span text:style-name="T5">numeroCpfCnpjDebitado</text:span></text:p>
      <text:p text:style-name="P5"><text:span text:style-name="T1"/></text:p>
      <text:p text:style-name="P9"><text:span text:style-name="T4">Atributos no Book:</text:span></text:p>
      <text:p text:style-name="P9"><text:span text:style-name="T5">05 CD-TIP-PSS-DEBD <text:s text:c="3"/>PIC S9(04)</text:span></text:p>
      <text:p text:style-name="P9"><text:span text:style-name="T5">05 CD-TIP-PSS-CRDD    PIC S9(04)</text:span></text:p>
      <text:p text:style-name="P6"><text:span text:style-name="T1"/></text:p>
      <text:p text:style-name="P10" loext:marker-style-name="T1"><text:span text:style-name="T4">Operação </text:span><text:span text:style-name="T5">5809300.v2</text:span></text:p>
      <text:p text:style-name="P4" loext:marker-style-name="T1"><text:span text:style-name="T1"/></text:p>
      <text:p text:style-name="P8" loext:marker-style-name="T1"><text:span text:style-name="T4">Módulo </text:span><text:span text:style-name="T5">FLCS5099</text:span></text:p>
      <text:p text:style-name="P4" loext:marker-style-name="T1"><text:span text:style-name="T1"/></text:p>
      <text:p text:style-name="P4" loext:marker-style-name="T1"><text:span text:style-name="T1">Sigla: </text:span><text:span text:style-name="T3">FLC</text:span><text:span text:style-name="T1">.</text:span></text:p>
      <text:p text:style-name="P2" loext:marker-style-name="T1"><text:span text:style-name="T1"/></text:p>
      <text:p text:style-name="P2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DejaVu Sans" svg:font-family="'DejaVu Sans'" style:font-family-generic="system" style:font-pitch="variable"/>
    <style:font-face style:name="East Syriac Adiabene" svg:font-family="'East Syriac Adiabene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Aptos Display" fo:font-family="'Aptos Display'" style:font-family-generic="roman" style:font-pitch="variable" fo:font-size="16pt" style:font-name-asian="Aptos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1:24:01.516252514</meta:creation-date>
    <dc:date>2025-08-21T11:40:00.785079785</dc:date>
    <meta:editing-duration>PT4M43S</meta:editing-duration>
    <meta:editing-cycles>1</meta:editing-cycles>
    <meta:document-statistic meta:table-count="0" meta:image-count="0" meta:object-count="0" meta:page-count="1" meta:paragraph-count="12" meta:word-count="75" meta:character-count="542" meta:non-whitespace-character-count="473"/>
    <meta:generator>LibreOffice/24.2.7.2$Linux_X86_64 LibreOffice_project/420$Build-2</meta:generator>
  </office:meta>
</office:document-meta>
</file>